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Arbe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Integral des Skalarproduktes von Kraft und Verschiebung:</text:p>
            <text:p/>
            <text:p/>
          </draw:text-box>
        </draw:frame>
        <draw:frame draw:style-name="gr1" draw:text-style-name="P1" draw:layer="layout" svg:width="5.18cm" svg:height="1.565cm" svg:x="11.409cm" svg:y="12.717cm">
          <text:p/>
          <draw:object xlink:href="../Arbei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egintegra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Weg- oder Kurvenintegral wird <text:span text:style-name="T1">entlang eines Weges</text:span> von <text:span text:style-name="T1">a</text:span> nach <text:span text:style-name="T1">b</text:span> berechnet.</text:p>
            <text:p/>
            <text:p>Es ist für Gradientenfelder und daher insbesondere für konservative Kraftfelder unabhängig vom Weg!</text:p>
            <text:p/>
            <text:p/>
            <text:p/>
            <text:p/>
          </draw:text-box>
        </draw:frame>
        <draw:frame draw:style-name="gr1" draw:text-style-name="P1" draw:layer="layout" svg:width="15.763cm" svg:height="8.53cm" svg:x="6.118cm" svg:y="11.934cm">
          <text:p/>
          <draw:object xlink:href="../Kurvenintegral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ein Wegintegral abhängig vom We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den in der Physik meist betrachteten Gradientenfeldern, wie konservative Kraftfelder, nicht – es gibt jedoch Ausnahme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kann man die Kraft <text:span text:style-name="T1">vor</text:span><text:span text:style-name="T2"> das Integral zie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sie keine Funktion des Ortes, also konstant ist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Kurvenintegral für Arbeit bei ortsunabhängiger (konstanter) Kraft?</text:p>
          </draw:text-box>
        </draw:frame>
        <draw:frame presentation:style-name="pr2" draw:layer="layout" svg:width="25.199cm" svg:height="12.343cm" svg:x="1.4cm" svg:y="4.833cm" presentation:class="subtitle" presentation:user-transformed="true">
          <draw:text-box>
            <text:p/>
            <text:p/>
            <text:p/>
            <text:p/>
            <text:p/>
            <text:p>Es ist Kraft mal Weg</text:p>
            <text:p/>
            <text:p/>
            <text:p>(Genauer: die Projektion der Kraft auf die Richtung des Weges mal der Wegstrecke, da sowohl Kraft als auch Weg vektorielle Größen sind)</text:p>
          </draw:text-box>
        </draw:frame>
        <draw:frame draw:style-name="gr1" draw:text-style-name="P1" draw:layer="layout" svg:width="8.494cm" svg:height="1.565cm" svg:x="9.752cm" svg:y="7.717cm">
          <text:p/>
          <draw:object xlink:href="../Arbeit%20bei%20konstanter%20Kraft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9M39S</meta:editing-duration>
    <meta:editing-cycles>8</meta:editing-cycles>
    <meta:generator>LibreOffice/4.3.4.1$Windows_x86 LibreOffice_project/bc356b2f991740509f321d70e4512a6a54c5f243</meta:generator>
    <dc:date>2015-03-03T13:30:12.229000000</dc:date>
    <meta:document-statistic meta:object-count="116"/>
  </office:meta>
</office:document-meta>
</file>